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5000003C5A124C72E13313DFE.png" manifest:media-type="image/png"/>
  <manifest:file-entry manifest:full-path="Pictures/10000000000003D5000003CB0110C8A7D2501DCD.png" manifest:media-type="image/png"/>
  <manifest:file-entry manifest:full-path="Pictures/10000000000003D3000003C322FF7782AE8EEF11.png" manifest:media-type="image/png"/>
  <manifest:file-entry manifest:full-path="Pictures/10000000000003D5000003ADEA36306000ACC99A.png" manifest:media-type="image/png"/>
  <manifest:file-entry manifest:full-path="Pictures/10000000000003D10000039D1A05EE2603A12D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15" officeooo:paragraph-rsid="00161615"/>
    </style:style>
    <style:style style:name="P2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/>
      <style:text-properties officeooo:rsid="00161615" officeooo:paragraph-rsid="00161615"/>
    </style:style>
    <style:style style:name="P3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161615" officeooo:paragraph-rsid="00165a66"/>
    </style:style>
    <style:style style:name="P4" style:family="paragraph" style:parent-style-name="Standard" style:master-page-name="">
      <loext:graphic-properties draw:fill="none"/>
      <style:paragraph-properties fo:margin-left="0in" fo:margin-right="-0.6866in" fo:text-indent="0in" style:auto-text-indent="false" style:page-number="auto" fo:background-color="transparent"/>
      <style:text-properties officeooo:rsid="00161615" officeooo:paragraph-rsid="00161615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65a66"/>
    </style:style>
    <style:style style:name="T2" style:family="text">
      <style:text-properties officeooo:rsid="00167b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4.9654in" fo:min-width="0.892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992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2.4535in" fo:min-width="0.72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0.3055in" fo:min-width="0.79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in" svg:y="-0.0209in" svg:width="1.4382in" svg:height="1.4146in" draw:z-index="6"><draw:image xlink:href="Pictures/10000000000003D5000003C5A124C72E13313DFE.png" xlink:type="simple" xlink:show="embed" xlink:actuate="onLoad"/></draw:frame></text:p>
      <text:p text:style-name="P1"/>
      <text:p text:style-name="P1"/>
      <text:p text:style-name="P1"><draw:line text:anchor-type="paragraph" draw:z-index="11" draw:name="Shape4" draw:style-name="gr5" draw:text-style-name="P6" svg:x1="1.3374in" svg:y1="0.1382in" svg:x2="2.561in" svg:y2="2.7839in"><text:p/></draw:line></text:p>
      <text:p text:style-name="P1"/>
      <text:p text:style-name="P1"><draw:custom-shape text:anchor-type="paragraph" draw:z-index="0" draw:name="Shape1" draw:style-name="gr1" svg:width="1.0941in" svg:height="5.1669in" svg:x="2.561in" svg:y="0.14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91.8781725888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/>
      <text:p text:style-name="P1"/>
      <text:p text:style-name="P1"><draw:frame draw:style-name="fr1" draw:name="Image2" text:anchor-type="paragraph" svg:x="-0.0953in" svg:y="0.1354in" svg:width="1.4398in" svg:height="1.4252in" draw:z-index="7"><draw:image xlink:href="Pictures/10000000000003D5000003CB0110C8A7D2501DCD.png" xlink:type="simple" xlink:show="embed" xlink:actuate="onLoad"/></draw:frame></text:p>
      <text:p text:style-name="P1"/>
      <text:p text:style-name="P1"/>
      <text:p text:style-name="P1"><draw:frame text:anchor-type="paragraph" draw:z-index="21" draw:name="Shape15" draw:style-name="gr6" draw:text-style-name="P7" svg:width="1.0941in" svg:height="0.4276in" svg:x="3.9362in" svg:y="0.0217in"><draw:text-box><text:p>MaxPooling3D</text:p></draw:text-box></draw:frame></text:p>
      <text:p text:style-name="P1"><draw:custom-shape text:anchor-type="paragraph" draw:z-index="2" draw:name="Shape2" draw:style-name="gr3" draw:text-style-name="P5" svg:width="0.7398in" svg:height="2.4705in" svg:x="5.3634in" svg:y="0.0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44.89795918367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12" draw:name="Shape5" draw:style-name="gr5" draw:text-style-name="P6" svg:x1="1.3437in" svg:y1="0.111in" svg:x2="2.561in" svg:y2="1.0591in"><text:p/></draw:line></text:p>
      <text:p text:style-name="P1"><draw:custom-shape text:anchor-type="paragraph" draw:z-index="3" draw:name="Shape3" draw:style-name="gr4" svg:width="0.865in" svg:height="0.3752in" svg:x="6.5193in" svg:y="0.1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"><draw:line text:anchor-type="paragraph" draw:z-index="18" draw:name="Shape12" draw:style-name="gr5" draw:text-style-name="P6" svg:x1="6.1028in" svg:y1="0.6343in" svg:x2="6.5193in" svg:y2="0.1134in"><text:p/></draw:line><text:tab/><text:tab/><text:tab/><text:tab/><text:tab/><text:tab/><text:tab/><text:tab/><text:tab/><text:tab/><text:tab/> <text:s text:c="4"/><text:span text:style-name="T1">Forehand</text:span></text:p>
      <text:p text:style-name="P1"/>
      <text:p text:style-name="P2"><draw:custom-shape text:anchor-type="paragraph" draw:z-index="1" draw:name="Shape8" draw:style-name="gr2" svg:width="1.0835in" svg:height="1.2504in" svg:x="3.9984in" svg:y="0.0839in"><text:p/><draw:enhanced-geometry svg:viewBox="0 0 21600 21600" draw:glue-points="?f7 0 ?f6 ?f1 0 ?f10 ?f6 21600 ?f4 ?f10 21600 ?f9" draw:path-stretchpoint-x="10800" draw:path-stretchpoint-y="10800" draw:text-areas="0 ?f1 ?f4 ?f12" draw:type="cube" draw:modifiers="16964.4578313253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name="Shape3" draw:style-name="gr4" svg:width="0.865in" svg:height="0.3752in" svg:x="6.5091in" svg:y="0.0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3" draw:style-name="gr4" svg:width="0.865in" svg:height="0.3752in" svg:x="6.5193in" svg:y="0.8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 <text:s text:c="4"/><text:tab/><text:tab/> <text:s text:c="6"/>CONV3D<text:tab/><text:tab/><text:tab/><text:tab/><text:tab/>FC Layer</text:p>
      <text:p text:style-name="P3"><draw:frame draw:style-name="fr1" draw:name="Image3" text:anchor-type="paragraph" svg:x="-0.0839in" svg:y="0.0602in" svg:width="1.439in" svg:height="1.3626in" draw:z-index="8"><draw:image xlink:href="Pictures/10000000000003D10000039D1A05EE2603A12D5A.png" xlink:type="simple" xlink:show="embed" xlink:actuate="onLoad"/></draw:frame><draw:line text:anchor-type="paragraph" draw:z-index="13" draw:name="Shape6" draw:style-name="gr5" draw:text-style-name="P6" svg:x1="1.3543in" svg:y1="0.7882in" svg:x2="2.5614in" svg:y2="0.1008in"><text:p/></draw:line><draw:line text:anchor-type="paragraph" draw:z-index="14" draw:name="Shape7" draw:style-name="gr5" draw:text-style-name="P6" svg:x1="1.3898in" svg:y1="2.4965in" svg:x2="2.5614in" svg:y2="0.1008in"><text:p/></draw:line><draw:line text:anchor-type="paragraph" draw:z-index="15" draw:name="Shape9" draw:style-name="gr5" draw:text-style-name="P6" svg:x1="1.4091in" svg:y1="4.1634in" svg:x2="2.561in" svg:y2="0.1008in"><text:p/></draw:line><draw:line text:anchor-type="paragraph" draw:z-index="16" draw:name="Shape10" draw:style-name="gr5" draw:text-style-name="P6" svg:x1="3.6547in" svg:y1="0.0902in" svg:x2="3.8839in" svg:y2="0.0902in"><text:p/></draw:line><draw:line text:anchor-type="paragraph" draw:z-index="17" draw:name="Shape11" draw:style-name="gr5" draw:text-style-name="P6" svg:x1="5.0819in" svg:y1="0.028in" svg:x2="5.363in" svg:y2="0.028in"><text:p/></draw:line><draw:line text:anchor-type="paragraph" draw:z-index="19" draw:name="Shape13" draw:style-name="gr5" draw:text-style-name="P6" svg:x1="6.5091in" svg:y1="0.0591in" svg:x2="6.1028in" svg:y2="0.0591in"><text:p/></draw:line><draw:line text:anchor-type="paragraph" draw:z-index="20" draw:name="Shape14" draw:style-name="gr5" draw:text-style-name="P6" svg:x1="6.5193in" svg:y1="0.8299in" svg:x2="6.1028in" svg:y2="0.0591in"><text:p/></draw:line><text:tab/><text:tab/><text:tab/><text:tab/><text:tab/><text:tab/><text:tab/><text:tab/><text:tab/><text:tab/><text:tab/> <text:s text:c="4"/><text:span text:style-name="T1">Backhand</text:span><text:tab/><text:tab/><text:tab/><text:tab/><text:tab/><text:tab/><text:tab/><text:tab/><text:tab/><text:tab/><text:tab/></text:p>
      <text:p text:style-name="P3"/>
      <text:p text:style-name="P3"/>
      <text:p text:style-name="P3"><text:tab/><text:tab/><text:tab/><text:tab/><text:tab/><text:tab/><text:tab/><text:tab/><text:tab/><text:tab/><text:tab/> <text:s text:c="7"/><text:span text:style-name="T2">Serve</text:span></text:p>
      <text:p text:style-name="P3"><text:tab/><text:tab/><text:tab/><text:tab/><text:tab/><text:tab/><text:tab/><text:tab/><text:tab/><text:tab/><text:tab/></text:p>
      <text:p text:style-name="P3"/>
      <text:p text:style-name="P3"/>
      <text:p text:style-name="P3"><draw:frame draw:style-name="fr1" draw:name="Image4" text:anchor-type="paragraph" svg:x="-0.0626in" svg:y="0.1728in" svg:width="1.4528in" svg:height="1.3937in" draw:z-index="9"><draw:image xlink:href="Pictures/10000000000003D5000003ADEA36306000ACC9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-0.0417in" svg:y="0.0909in" svg:width="1.4516in" svg:height="1.428in" draw:z-index="10"><draw:image xlink:href="Pictures/10000000000003D3000003C322FF7782AE8EEF1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35:31.966700047</meta:creation-date>
    <dc:date>2018-01-05T01:24:46.847253011</dc:date>
    <meta:editing-duration>PT13M3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6" meta:character-count="128" meta:non-whitespace-character-count="34"/>
  </office:meta>
</office:document-meta>
</file>